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1a83f" officeooo:paragraph-rsid="0001a83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1a83f" officeooo:paragraph-rsid="0001a83f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nce I Know You</text:p>
      <text:p text:style-name="P2">Beraw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09:36:33.700626065</meta:creation-date>
    <dc:date>2020-05-22T09:44:11.975206417</dc:date>
    <meta:editing-duration>PT7M41S</meta:editing-duration>
    <meta:editing-cycles>1</meta:editing-cycles>
    <meta:document-statistic meta:table-count="0" meta:image-count="0" meta:object-count="0" meta:page-count="1" meta:paragraph-count="2" meta:word-count="5" meta:character-count="23" meta:non-whitespace-character-count="20"/>
    <meta:generator>LibreOffice/6.4.3.2$Linux_X86_64 LibreOffice_project/40$Build-2</meta:generator>
  </office:meta>
</office:document-meta>
</file>